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User Story #1: I can see a title with id="title"in H1 sized text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2: I can see a short explanation with id="description"in P sized text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3: I can see a formwith id="survey-form"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4: Inside the form element, I am required to enter my name in a field with id="name"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5: Inside the form element, I am required to enter an email in a field with id="email"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6: If I enter an email that is not formatted correctly, I will see an HTML5 validation error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7: Inside the form, I can enter a number in a field with id="number"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8: If I enter non-numbers in the number input, I will see an HTML5 validation error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r Story #9: If I enter numbers outside the range of the number input, I will see an HTML5 validation error.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User Story #10: For the name, email, and number input fields inside the form I can see corresponding labels that describe the purpose of each field with the following ids: id="name-label", id="email-label", and id="number-label"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r Story #11: For the name, email, and number input fields, I can see placeholder text that gives me a description or instructions for each field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r Story #12: Inside the form element, I can select an option from a dropdown that has a corresponding id="dropdown"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r Story #13: Inside the form element, I can select a field from one or more groups of radio buttons. Each group should be grouped using the nameattribute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r Story #14: Inside the form element, I can select several fields from a series of checkboxes, each of which must have a valueattribute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ser Story #15: Inside the form element, I am presented with a textareaat the end for additional comments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ser Story #16: Inside the form element, I am presented with a button with id="submit"to submit all my inputs.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00-00-00</text:date>, <text:time style:data-style-name="N2" text:time-value="18:23:31.31114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8:41:11.789211194</meta:creation-date>
    <dc:date>2018-06-03T18:48:44.931678755</dc:date>
    <meta:editing-duration>PT21H8M48S</meta:editing-duration>
    <meta:editing-cycles>3</meta:editing-cycles>
    <meta:generator>LibreOffice/6.0.3.2$Linux_X86_64 LibreOffice_project/00m0$Build-2</meta:generator>
    <meta:document-statistic meta:table-count="1" meta:cell-count="32" meta:object-count="0"/>
  </office:meta>
</office:document-meta>
</file>